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4cm" fo:min-width="3.464cm" draw:shadow="visible" draw:shadow-offset-x="0.203cm" draw:shadow-offset-y="0.203cm"/>
    </style:style>
    <style:style style:name="gr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2.334cm" fo:min-width="2.294cm" draw:shadow="visible" draw:shadow-offset-x="0.203cm" draw:shadow-offset-y="0.203cm"/>
    </style:style>
    <style:style style:name="gr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2.635cm"/>
    </style:style>
    <style:style style:name="gr5" style:family="graphic" style:parent-style-name="standard">
      <style:graphic-properties svg:stroke-width="0.051cm" svg:stroke-color="#000000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7cm"/>
    </style:style>
    <style:style style:name="gr9" style:family="graphic" style:parent-style-name="standard">
      <style:graphic-properties draw:textarea-horizontal-align="justify" draw:textarea-vertical-align="middle" draw:auto-grow-height="false" fo:min-height="1.886cm" fo:min-width="1.704cm" draw:shadow="visibl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64cm" svg:height="1.524cm" svg:x="11.296cm" svg:y="1.842cm">
          <text:p text:style-name="P1"><text:span text:style-name="T1">pi</text:span><text:span text:style-name="T1">c</text:span><text:span text:style-name="T1">o</text:span><text:span text:style-name="T1">V</text:span><text:span text:style-name="T1">er</text:span><text:span text:style-name="T1">s</text:span><text:span text:style-name="T1">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94cm" svg:height="2.584cm" svg:x="1.195cm" svg:y="1.307cm">
          <text:p text:style-name="P1"><text:span text:style-name="T1">Progra</text:span><text:span text:style-name="T1">m</text:span></text:p>
          <text:p text:style-name="P1"><text:span text:style-name="T1">&amp;</text:span></text:p>
          <text:p text:style-name="P1"><text:span text:style-name="T1">Data</text:span></text:p>
          <text:p text:style-name="P1"><text:span text:style-name="T1">Memor</text:span><text:span text:style-name="T1">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3cm -0.388cm" svg:x1="13.278cm" svg:y1="1.842cm" svg:x2="1.195cm" svg:y2="2.599cm" draw:start-shape="id1" draw:start-glue-point="0" draw:end-shape="id2" draw:end-glue-point="3" svg:d="M13278 1842v-806h-12972v1563h889" svg:viewBox="0 0 12973 1564">
          <text:p/>
        </draw:connector>
        <draw:custom-shape draw:style-name="gr4" draw:text-style-name="P4" xml:id="id3" draw:id="id3" draw:layer="layout" svg:width="13.135cm" svg:height="0.381cm" svg:x="2.834cm" svg:y="4.941cm">
          <draw:glue-point draw:id="4" svg:x="-2.357cm" svg:y="5.013cm"/>
          <draw:glue-point draw:id="5" svg:x="2.359cm" svg:y="5.013cm"/>
          <draw:glue-point draw:id="6" svg:x="-4.572cm" svg:y="5.013cm"/>
          <text:p text:style-name="P1"><text:span text:style-name="T2">data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9.401cm" svg:y1="4.941cm" svg:x2="13.278cm" svg:y2="3.366cm" draw:start-shape="id3" draw:end-shape="id1" draw:end-glue-point="2" svg:d="M9401 4941v-686h3877v-889" svg:viewBox="0 0 3878 1576">
          <text:p/>
        </draw:connector>
        <draw:connector draw:style-name="gr6" draw:text-style-name="P1" draw:layer="layout" draw:line-skew="-0.09cm" svg:x1="11.296cm" svg:y1="2.604cm" svg:x2="3.989cm" svg:y2="2.599cm" draw:start-shape="id1" draw:start-glue-point="3" draw:end-shape="id2" draw:end-glue-point="1" svg:d="M11296 2604h-3642v-5h-3665" svg:viewBox="0 0 7308 6">
          <text:p/>
        </draw:connector>
        <draw:frame draw:style-name="gr7" draw:text-style-name="P5" draw:layer="layout" svg:width="4.138cm" svg:height="0.806cm" svg:x="5.433cm" svg:y="0.2cm">
          <draw:text-box>
            <text:p><text:span text:style-name="T2">program counter</text:span></text:p>
          </draw:text-box>
        </draw:frame>
        <draw:frame draw:style-name="gr8" draw:text-style-name="P5" draw:layer="layout" svg:width="2.767cm" svg:height="0.806cm" svg:x="6.656cm" svg:y="2.607cm">
          <draw:text-box>
            <text:p><text:span text:style-name="T2">instruction</text:span></text:p>
          </draw:text-box>
        </draw:frame>
        <draw:connector draw:style-name="gr5" draw:text-style-name="P1" draw:layer="layout" draw:line-skew="0.516cm" svg:x1="3.396cm" svg:y1="5.321cm" svg:x2="2.592cm" svg:y2="3.891cm" draw:start-shape="id3" draw:start-glue-point="6" draw:end-shape="id2" draw:end-glue-point="2" svg:d="M3396 5321v1017h-804v-2447" svg:viewBox="0 0 805 2448">
          <text:p/>
        </draw:connector>
        <draw:connector draw:style-name="gr5" draw:text-style-name="P1" draw:layer="layout" draw:line-skew="-0.078cm" svg:x1="5.432cm" svg:y1="7.156cm" svg:x2="5.435cm" svg:y2="5.328cm" draw:start-shape="id4" draw:start-glue-point="0" svg:d="M5432 7156v-1242h3v-586" svg:viewBox="0 0 4 1829">
          <text:p/>
        </draw:connector>
        <draw:custom-shape draw:style-name="gr9" draw:text-style-name="P6" xml:id="id4" draw:id="id4" draw:layer="layout" svg:width="2.204cm" svg:height="2.136cm" svg:x="4.33cm" svg:y="7.156cm">
          <text:p text:style-name="P1"><text:span text:style-name="T1">Led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078cm" svg:x1="8.188cm" svg:y1="7.154cm" svg:x2="8.191cm" svg:y2="5.326cm" draw:start-shape="id5" draw:start-glue-point="0" svg:d="M8188 7154v-1242h3v-586" svg:viewBox="0 0 4 1829">
          <text:p/>
        </draw:connector>
        <draw:custom-shape draw:style-name="gr9" draw:text-style-name="P6" xml:id="id5" draw:id="id5" draw:layer="layout" svg:width="2.204cm" svg:height="2.136cm" svg:x="7.086cm" svg:y="7.154cm">
          <text:p text:style-name="P1"><text:span text:style-name="T1">Switch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078cm" svg:x1="11.036cm" svg:y1="7.169cm" svg:x2="11.039cm" svg:y2="5.341cm" draw:start-shape="id6" draw:start-glue-point="0" svg:d="M11036 7169v-1242h3v-586" svg:viewBox="0 0 4 1829">
          <text:p/>
        </draw:connector>
        <draw:custom-shape draw:style-name="gr9" draw:text-style-name="P6" xml:id="id6" draw:id="id6" draw:layer="layout" svg:width="2.204cm" svg:height="2.136cm" svg:x="9.934cm" svg:y="7.169cm">
          <text:p text:style-name="P1"><text:span text:style-name="T1">Push</text:span></text:p>
          <text:p text:style-name="P1"><text:span text:style-name="T1">Button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078cm" svg:x1="13.805cm" svg:y1="7.152cm" svg:x2="13.808cm" svg:y2="5.324cm" svg:d="M13805 7152v-1242h3v-586" svg:viewBox="0 0 4 1829">
          <text:p/>
        </draw:connector>
        <draw:custom-shape draw:style-name="gr9" draw:text-style-name="P6" draw:layer="layout" svg:width="2.204cm" svg:height="2.136cm" svg:x="12.718cm" svg:y="7.177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1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20-01-28T11:15:40.379869028</dc:date>
    <meta:editing-duration>PT4H17M49S</meta:editing-duration>
    <meta:editing-cycles>42</meta:editing-cycles>
    <meta:generator>LibreOffice/6.0.7.3$Linux_X86_64 LibreOffice_project/00m0$Build-3</meta:generator>
    <meta:document-statistic meta:object-count="17"/>
  </office:meta>
</office:document-meta>
</file>